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75"/>
  </office:automatic-styles>
  <office:body>
    <office:spreadsheet>
      <table:calculation-settings table:automatic-find-labels="false"/>
      <table:table table:name="TweetsByDates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date" office:date-value="2016-09-14" calcext:value-type="date">
            <text:p>14 Sep 2016</text:p>
          </table:table-cell>
          <table:table-cell office:value-type="float" office:value="19374" calcext:value-type="float">
            <text:p>19374</text:p>
          </table:table-cell>
        </table:table-row>
        <table:table-row table:style-name="ro1">
          <table:table-cell office:value-type="date" office:date-value="2016-09-15" calcext:value-type="date">
            <text:p>15 Sep 2016</text:p>
          </table:table-cell>
          <table:table-cell office:value-type="float" office:value="52339" calcext:value-type="float">
            <text:p>52339</text:p>
          </table:table-cell>
        </table:table-row>
        <table:table-row table:style-name="ro1">
          <table:table-cell office:value-type="date" office:date-value="2016-09-16" calcext:value-type="date">
            <text:p>16 Sep 2016</text:p>
          </table:table-cell>
          <table:table-cell office:value-type="float" office:value="14796" calcext:value-type="float">
            <text:p>14796</text:p>
          </table:table-cell>
        </table:table-row>
        <table:table-row table:style-name="ro1">
          <table:table-cell office:value-type="date" office:date-value="2016-09-17" calcext:value-type="date">
            <text:p>17 Sep 2016</text:p>
          </table:table-cell>
          <table:table-cell office:value-type="float" office:value="29332" calcext:value-type="float">
            <text:p>29332</text:p>
          </table:table-cell>
        </table:table-row>
      </table:table>
      <table:table table:name="TweetsByTime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6" calcext:value-type="float">
            <text:p>74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51" calcext:value-type="float">
            <text:p>49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43" calcext:value-type="float">
            <text:p>72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84" calcext:value-type="float">
            <text:p>46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53" calcext:value-type="float">
            <text:p>49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74" calcext:value-type="float">
            <text:p>49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13" calcext:value-type="float">
            <text:p>77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26" calcext:value-type="float">
            <text:p>49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85" calcext:value-type="float">
            <text:p>49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91" calcext:value-type="float">
            <text:p>4991</text:p>
          </table:table-cell>
        </table:table-row>
      </table:table>
      <table:table table:name="TweetsByLanguag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</text:p>
          </table:table-cell>
          <table:table-cell office:value-type="float" office:value="57493" calcext:value-type="float">
            <text:p>57493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18933" calcext:value-type="float">
            <text:p>18933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10399" calcext:value-type="float">
            <text:p>10399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7695" calcext:value-type="float">
            <text:p>769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en-gb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n-GB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zh-c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zh-tw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-MX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h-C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h-TW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x-l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-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-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-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-Han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TweetsByTime.A1:TweetsByTime.B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TweetsByLanguages.A1:TweetsByLanguages.B5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15:33:26.283850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5:16:23.118688144</meta:creation-date>
    <dc:date>2016-11-17T16:36:37.145399666</dc:date>
    <meta:editing-duration>PT19M52S</meta:editing-duration>
    <meta:editing-cycles>5</meta:editing-cycles>
    <meta:generator>LibreOffice/5.1.4.2$Linux_X86_64 LibreOffice_project/10m0$Build-2</meta:generator>
    <meta:document-statistic meta:table-count="3" meta:cell-count="156" meta:object-count="0"/>
  </office:meta>
</office:document-meta>
</file>